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出願件数推移：技術要素別" table:style-name="ta1">
        <table:shapes>
          <draw:frame draw:z-index="0" draw:style-name="gr1" draw:text-style-name="P1" svg:width="159.98mm" svg:height="90.05mm" svg:x="122.31mm" svg:y="20.45mm">
            <draw:object draw:notify-on-update-of-ranges="出願件数推移：技術要素別.B1:出願件数推移：技術要素別.B1 出願件数推移：技術要素別.B2:出願件数推移：技術要素別.B12 出願件数推移：技術要素別.C1:出願件数推移：技術要素別.C1 出願件数推移：技術要素別.C2:出願件数推移：技術要素別.C12 出願件数推移：技術要素別.D1:出願件数推移：技術要素別.D1 出願件数推移：技術要素別.D2:出願件数推移：技術要素別.D12 出願件数推移：技術要素別.E1:出願件数推移：技術要素別.E1 出願件数推移：技術要素別.E2:出願件数推移：技術要素別.E12 出願件数推移：技術要素別.F1:出願件数推移：技術要素別.F1 出願件数推移：技術要素別.F2:出願件数推移：技術要素別.F12 出願件数推移：技術要素別.G1:出願件数推移：技術要素別.G1 出願件数推移：技術要素別.G2:出願件数推移：技術要素別.G12 出願件数推移：技術要素別.H1:出願件数推移：技術要素別.H1 出願件数推移：技術要素別.H2:出願件数推移：技術要素別.H12 出願件数推移：技術要素別.I1:出願件数推移：技術要素別.I1 出願件数推移：技術要素別.I2:出願件数推移：技術要素別.I12 出願件数推移：技術要素別.J1:出願件数推移：技術要素別.J1 出願件数推移：技術要素別.J2:出願件数推移：技術要素別.J12 出願件数推移：技術要素別.K1:出願件数推移：技術要素別.K1 出願件数推移：技術要素別.K2:出願件数推移：技術要素別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61B</text:p>
          </table:table-cell>
          <table:table-cell office:value-type="string" calcext:value-type="string">
            <text:p>G06T</text:p>
          </table:table-cell>
          <table:table-cell office:value-type="string" calcext:value-type="string">
            <text:p>G06Q</text:p>
          </table:table-cell>
          <table:table-cell office:value-type="string" calcext:value-type="string">
            <text:p>G01N</text:p>
          </table:table-cell>
          <table:table-cell office:value-type="string" calcext:value-type="string">
            <text:p>G16H</text:p>
          </table:table-cell>
          <table:table-cell office:value-type="string" calcext:value-type="string">
            <text:p>G06F</text:p>
          </table:table-cell>
          <table:table-cell office:value-type="string" calcext:value-type="string">
            <text:p>G06N</text:p>
          </table:table-cell>
          <table:table-cell office:value-type="string" calcext:value-type="string">
            <text:p>G02B</text:p>
          </table:table-cell>
          <table:table-cell office:value-type="string" calcext:value-type="string">
            <text:p>C12Q</text:p>
          </table:table-cell>
          <table:table-cell office:value-type="string" calcext:value-type="string">
            <text:p>G03G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9:12:44.488437702</dc:date>
    <meta:editing-duration>PT2M42S</meta:editing-duration>
    <meta:editing-cycles>1</meta:editing-cycles>
    <meta:document-statistic meta:table-count="1" meta:cell-count="132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4.344cm" svg:y="1.963cm" style:legend-expansion="high" chart:style-name="ch2"/>
        <chart:plot-area chart:style-name="ch3" table:cell-range-address="出願件数推移：技術要素別.B1:出願件数推移：技術要素別.K12" chart:data-source-has-labels="row" svg:x="0.635cm" svg:y="0.287cm" svg:width="13.101cm" svg:height="8.4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56cm" svg:y="0.226cm" svg:width="12.231cm" svg:height="7.9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出願件数推移：技術要素別.B2:出願件数推移：技術要素別.B12" chart:label-cell-address="出願件数推移：技術要素別.B1:出願件数推移：技術要素別.B1" chart:class="chart:bar">
            <chart:data-point chart:repeated="11"/>
          </chart:series>
          <chart:series chart:style-name="ch8" chart:values-cell-range-address="出願件数推移：技術要素別.C2:出願件数推移：技術要素別.C12" chart:label-cell-address="出願件数推移：技術要素別.C1:出願件数推移：技術要素別.C1" chart:class="chart:bar">
            <chart:data-point chart:repeated="11"/>
          </chart:series>
          <chart:series chart:style-name="ch9" chart:values-cell-range-address="出願件数推移：技術要素別.D2:出願件数推移：技術要素別.D12" chart:label-cell-address="出願件数推移：技術要素別.D1:出願件数推移：技術要素別.D1" chart:class="chart:bar">
            <chart:data-point chart:repeated="11"/>
          </chart:series>
          <chart:series chart:style-name="ch10" chart:values-cell-range-address="出願件数推移：技術要素別.E2:出願件数推移：技術要素別.E12" chart:label-cell-address="出願件数推移：技術要素別.E1:出願件数推移：技術要素別.E1" chart:class="chart:bar">
            <chart:data-point chart:repeated="11"/>
          </chart:series>
          <chart:series chart:style-name="ch11" chart:values-cell-range-address="出願件数推移：技術要素別.F2:出願件数推移：技術要素別.F12" chart:label-cell-address="出願件数推移：技術要素別.F1:出願件数推移：技術要素別.F1" chart:class="chart:bar">
            <chart:data-point chart:repeated="11"/>
          </chart:series>
          <chart:series chart:style-name="ch12" chart:values-cell-range-address="出願件数推移：技術要素別.G2:出願件数推移：技術要素別.G12" chart:label-cell-address="出願件数推移：技術要素別.G1:出願件数推移：技術要素別.G1" chart:class="chart:bar">
            <chart:data-point chart:repeated="11"/>
          </chart:series>
          <chart:series chart:style-name="ch13" chart:values-cell-range-address="出願件数推移：技術要素別.H2:出願件数推移：技術要素別.H12" chart:label-cell-address="出願件数推移：技術要素別.H1:出願件数推移：技術要素別.H1" chart:class="chart:bar">
            <chart:data-point chart:repeated="11"/>
          </chart:series>
          <chart:series chart:style-name="ch14" chart:values-cell-range-address="出願件数推移：技術要素別.I2:出願件数推移：技術要素別.I12" chart:label-cell-address="出願件数推移：技術要素別.I1:出願件数推移：技術要素別.I1" chart:class="chart:bar">
            <chart:data-point chart:repeated="11"/>
          </chart:series>
          <chart:series chart:style-name="ch15" chart:values-cell-range-address="出願件数推移：技術要素別.J2:出願件数推移：技術要素別.J12" chart:label-cell-address="出願件数推移：技術要素別.J1:出願件数推移：技術要素別.J1" chart:class="chart:bar">
            <chart:data-point chart:repeated="11"/>
          </chart:series>
          <chart:series chart:style-name="ch16" chart:values-cell-range-address="出願件数推移：技術要素別.K2:出願件数推移：技術要素別.K12" chart:label-cell-address="出願件数推移：技術要素別.K1:出願件数推移：技術要素別.K1" chart:class="chart:ba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61B</text:p>
                <draw:g>
                  <svg:desc>出願件数推移：技術要素別.B1:出願件数推移：技術要素別.B1</svg:desc>
                </draw:g>
              </table:table-cell>
              <table:table-cell office:value-type="string">
                <text:p>G06T</text:p>
                <draw:g>
                  <svg:desc>出願件数推移：技術要素別.C1:出願件数推移：技術要素別.C1</svg:desc>
                </draw:g>
              </table:table-cell>
              <table:table-cell office:value-type="string">
                <text:p>G06Q</text:p>
                <draw:g>
                  <svg:desc>出願件数推移：技術要素別.D1:出願件数推移：技術要素別.D1</svg:desc>
                </draw:g>
              </table:table-cell>
              <table:table-cell office:value-type="string">
                <text:p>G01N</text:p>
                <draw:g>
                  <svg:desc>出願件数推移：技術要素別.E1:出願件数推移：技術要素別.E1</svg:desc>
                </draw:g>
              </table:table-cell>
              <table:table-cell office:value-type="string">
                <text:p>G16H</text:p>
                <draw:g>
                  <svg:desc>出願件数推移：技術要素別.F1:出願件数推移：技術要素別.F1</svg:desc>
                </draw:g>
              </table:table-cell>
              <table:table-cell office:value-type="string">
                <text:p>G06F</text:p>
                <draw:g>
                  <svg:desc>出願件数推移：技術要素別.G1:出願件数推移：技術要素別.G1</svg:desc>
                </draw:g>
              </table:table-cell>
              <table:table-cell office:value-type="string">
                <text:p>G06N</text:p>
                <draw:g>
                  <svg:desc>出願件数推移：技術要素別.H1:出願件数推移：技術要素別.H1</svg:desc>
                </draw:g>
              </table:table-cell>
              <table:table-cell office:value-type="string">
                <text:p>G02B</text:p>
                <draw:g>
                  <svg:desc>出願件数推移：技術要素別.I1:出願件数推移：技術要素別.I1</svg:desc>
                </draw:g>
              </table:table-cell>
              <table:table-cell office:value-type="string">
                <text:p>C12Q</text:p>
                <draw:g>
                  <svg:desc>出願件数推移：技術要素別.J1:出願件数推移：技術要素別.J1</svg:desc>
                </draw:g>
              </table:table-cell>
              <table:table-cell office:value-type="string">
                <text:p>G03G</text:p>
                <draw:g>
                  <svg:desc>出願件数推移：技術要素別.K1:出願件数推移：技術要素別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出願件数推移：技術要素別.B2:出願件数推移：技術要素別.B12</svg:desc>
                </draw:g>
              </table:table-cell>
              <table:table-cell office:value-type="float" office:value="0">
                <text:p>0</text:p>
                <draw:g>
                  <svg:desc>出願件数推移：技術要素別.C2:出願件数推移：技術要素別.C12</svg:desc>
                </draw:g>
              </table:table-cell>
              <table:table-cell office:value-type="float" office:value="0">
                <text:p>0</text:p>
                <draw:g>
                  <svg:desc>出願件数推移：技術要素別.D2:出願件数推移：技術要素別.D12</svg:desc>
                </draw:g>
              </table:table-cell>
              <table:table-cell office:value-type="float" office:value="0">
                <text:p>0</text:p>
                <draw:g>
                  <svg:desc>出願件数推移：技術要素別.E2:出願件数推移：技術要素別.E12</svg:desc>
                </draw:g>
              </table:table-cell>
              <table:table-cell office:value-type="float" office:value="0">
                <text:p>0</text:p>
                <draw:g>
                  <svg:desc>出願件数推移：技術要素別.F2:出願件数推移：技術要素別.F12</svg:desc>
                </draw:g>
              </table:table-cell>
              <table:table-cell office:value-type="float" office:value="0">
                <text:p>0</text:p>
                <draw:g>
                  <svg:desc>出願件数推移：技術要素別.G2:出願件数推移：技術要素別.G12</svg:desc>
                </draw:g>
              </table:table-cell>
              <table:table-cell office:value-type="float" office:value="0">
                <text:p>0</text:p>
                <draw:g>
                  <svg:desc>出願件数推移：技術要素別.H2:出願件数推移：技術要素別.H12</svg:desc>
                </draw:g>
              </table:table-cell>
              <table:table-cell office:value-type="float" office:value="0">
                <text:p>0</text:p>
                <draw:g>
                  <svg:desc>出願件数推移：技術要素別.I2:出願件数推移：技術要素別.I12</svg:desc>
                </draw:g>
              </table:table-cell>
              <table:table-cell office:value-type="float" office:value="0">
                <text:p>0</text:p>
                <draw:g>
                  <svg:desc>出願件数推移：技術要素別.J2:出願件数推移：技術要素別.J12</svg:desc>
                </draw:g>
              </table:table-cell>
              <table:table-cell office:value-type="float" office:value="0">
                <text:p>0</text:p>
                <draw:g>
                  <svg:desc>出願件数推移：技術要素別.K2:出願件数推移：技術要素別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